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00822f" officeooo:paragraph-rsid="0000822f"/>
    </style:style>
    <style:style style:name="P2" style:family="paragraph" style:parent-style-name="Preformatted_20_Text">
      <style:text-properties officeooo:rsid="00012f96" officeooo:paragraph-rsid="00012f96"/>
    </style:style>
    <style:style style:name="P3" style:family="paragraph" style:parent-style-name="Text_20_body">
      <style:text-properties officeooo:rsid="00029bdc" officeooo:paragraph-rsid="00029bdc"/>
    </style:style>
    <style:style style:name="P4" style:family="paragraph" style:parent-style-name="Text_20_body">
      <style:text-properties officeooo:rsid="00052d85" officeooo:paragraph-rsid="00052d85"/>
    </style:style>
    <style:style style:name="P5" style:family="paragraph" style:parent-style-name="Text_20_body">
      <style:text-properties officeooo:rsid="00067134" officeooo:paragraph-rsid="00067134"/>
    </style:style>
    <style:style style:name="P6" style:family="paragraph" style:parent-style-name="Preformatted_20_Text">
      <style:text-properties officeooo:rsid="00029bdc" officeooo:paragraph-rsid="00029bdc"/>
    </style:style>
    <style:style style:name="P7" style:family="paragraph" style:parent-style-name="Preformatted_20_Text">
      <style:paragraph-properties fo:break-before="page"/>
      <style:text-properties officeooo:rsid="00012f96" officeooo:paragraph-rsid="00012f96"/>
    </style:style>
    <style:style style:name="T1" style:family="text">
      <style:text-properties officeooo:rsid="000278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text:p text:style-name="Preformatted_20_Text">Sécurité et protections des données.</text:p>
      <text:p text:style-name="Preformatted_20_Text"/>
      <text:p text:style-name="Preformatted_20_Text">Protection : Moyens mis en oeuvre pour protéger la personnalité et les droits des personnes qui font l'objet d'un traitement de données.</text:p>
      <text:p text:style-name="Preformatted_20_Text">Sécurité : La sécurité des donnée est la branche qui s'interesse aux données et à des aspects du traitements de l'informations.</text:p>
      <text:p text:style-name="Preformatted_20_Text"/>
      <text:p text:style-name="Preformatted_20_Text">En résumé : La protection est un moyen mis en place directement. La sécurité, elle, est plutôt le concept, le cadre dans lequel on va mettre en place une mesure de PROTECTION des données.</text:p>
      <text:p text:style-name="Preformatted_20_Text"/>
      <text:p text:style-name="Preformatted_20_Text">MISE EN PLACE DE MESURE DE SECURITE</text:p>
      <text:p text:style-name="Preformatted_20_Text"/>
      <text:p text:style-name="Preformatted_20_Text">Lors de la mise en place d'une mesure de sécurité, il faut prendre en compte les utilisateurs.</text:p>
      <text:p text:style-name="Preformatted_20_Text"/>
      <text:p text:style-name="Preformatted_20_Text"/>
      <text:p text:style-name="Preformatted_20_Text">LOI/ORDONNANCE ET REGLEMENTS</text:p>
      <text:p text:style-name="Preformatted_20_Text"/>
      <text:p text:style-name="Preformatted_20_Text">Parfois, une loi ne suffit pas, il faut des ordonnances, des jurisprudence... Tout un tas de sous-circonstance pour préciser selon de nouvelles infractions qui seraient apparues, ou de nouvelles normes dont on aurait besoin.</text:p>
      <text:p text:style-name="Preformatted_20_Text"/>
      <text:p text:style-name="Preformatted_20_Text">Selon coment on met en place des mesures, il faut se renseigner sur ce qui concerne les lois fédérale, cantonales, les ordonnances...</text:p>
      <text:p text:style-name="Preformatted_20_Text"/>
      <text:p text:style-name="Preformatted_20_Text">En gros, il faut connaître ses bases légales afin de pouvoir mettre en oeuvre les moyens nécéssaires.</text:p>
      <text:p text:style-name="Preformatted_20_Text"/>
      <text:p text:style-name="Preformatted_20_Text">Note importante : Le RGPD prend en compte les données des personnes PHYSIQUES. Les personnes physiques sont donc les premières protégées par ces lois.</text:p>
      <text:p text:style-name="Preformatted_20_Text"/>
      <text:p text:style-name="Preformatted_20_Text">Profilage : Tout ce qui permet d'identifier une personne</text:p>
      <text:p text:style-name="Preformatted_20_Text"/>
      <text:p text:style-name="Preformatted_20_Text">Profilage à risque : Consolidation des données acquise, permettant de profiler et cibler de manière encore plus précises. On parle aussi de big data. On ne parle pas uniquement de ce qu'on aime là, mais de données personnelles, tel que le lieu de vie, le genre, l'orientation etc....</text:p>
      <text:p text:style-name="Preformatted_20_Text"/>
      <text:p text:style-name="Preformatted_20_Text">PRIVACY-BY-DESIGN and PRIVACY-BY-DEFAULT</text:p>
      <text:p text:style-name="Preformatted_20_Text"/>
      <text:p text:style-name="Preformatted_20_Text">Privacy-by-design : Signifie qu'on dois inclure tous les aspects de la sécurité dés le développement du projet.</text:p>
      <text:p text:style-name="Preformatted_20_Text"/>
      <text:p text:style-name="Preformatted_20_Text">Privacy-by-default : Privacy par défaut, le minimum du minimum légal.</text:p>
      <text:p text:style-name="Preformatted_20_Text"/>
      <text:p text:style-name="Preformatted_20_Text">En gros, ca signifie que maintenant, il faut absolument commencer par l'aspect sécurité aussi minime soit-il.</text:p>
      <text:p text:style-name="Preformatted_20_Text"/>
      <text:p text:style-name="Preformatted_20_Text">DROIT A LA PORTABILITÉ</text:p>
      <text:p text:style-name="Preformatted_20_Text"/>
      <text:p text:style-name="Preformatted_20_Text">Désigne qu'on peut demander à google toute nos données.</text:p>
      <text:p text:style-name="Preformatted_20_Text"/>
      <text:p text:style-name="Preformatted_20_Text">Ca signifie qu'ils doivent aussi nous fournir ces renseignement de manière lisible.</text:p>
      <text:p text:style-name="Preformatted_20_Text"/>
      <text:p text:style-name="Preformatted_20_Text">Donc on est 1 en droit de recevoir ce qui concernes nos données personnelles et 2 de manière lisible et facile à visualiser (ni encryptée, ni autre).</text:p>
      <text:p text:style-name="Preformatted_20_Text"/>
      <text:p text:style-name="Preformatted_20_Text">OBLIGATION D'INFORME EN CAS DE FAILLE DE SECURITÉ</text:p>
      <text:p text:style-name="Preformatted_20_Text"/>
      <text:p text:style-name="Preformatted_20_Text">Fuite de données et problèmes : On est aujourd'hui bien obligé d'en tenir informer les utilisateurs. Transparence.</text:p>
      <text:p text:style-name="Preformatted_20_Text"><text:soft-page-break/></text:p>
      <text:p text:style-name="Preformatted_20_Text">Délais fixé : Il faut DIRE maintenant s'il y a eut un problème.</text:p>
      <text:p text:style-name="Preformatted_20_Text"/>
      <text:p text:style-name="Preformatted_20_Text">SANCTIONS ET CONSÉQUENCES PENALES</text:p>
      <text:p text:style-name="Preformatted_20_Text"/>
      <text:p text:style-name="Preformatted_20_Text">Ca peut aller jusqu'à de la prison.</text:p>
      <text:p text:style-name="Preformatted_20_Text">Des amendes, autres...</text:p>
      <text:p text:style-name="Preformatted_20_Text"/>
      <text:p text:style-name="Preformatted_20_Text">Ce sont des infractions, délits ou CRIMES souvent ce que c'est. Ca reste soumis au code civile, pénale etc. suisse.</text:p>
      <text:p text:style-name="Preformatted_20_Text"/>
      <text:p text:style-name="P1">Le but de la sécurité est d’avoir un équilibre et une proportionnalité entre les frais investis et les résultats de ces mesures. </text:p>
      <text:p text:style-name="P1"><text:line-break/>C’est assez logique. Plus on investi, plus on veut que ce soit efficace. Donc plus on investi, plus on doit réduire les risques.</text:p>
      <text:p text:style-name="P1"/>
      <text:p text:style-name="P1">On parle aussi de risque résiduel, au croisement, à l’équilibre entre la réduction des risques et la mise en place de ces mesures.</text:p>
      <text:p text:style-name="P1"/>
      <text:p text:style-name="P1">Le risque peut se « Calculer » par R = Fréquence * Importance. </text:p>
      <text:p text:style-name="P1"/>
      <text:p text:style-name="P1">Si il a une haute fréquence de faille peu importante, on aura un risque plus important que s’il n’y a eut qu’une faille important en une dizaine d’année voire plus. <text:line-break/><text:line-break/>Parcontre une grosse faille dans l’année, même si ce n’est qu’une seule… Ca reste quand même très grave, donc représente un risque élevé.</text:p>
      <text:p text:style-name="P1"/>
      <text:p text:style-name="P2">Déterminer la fréquence </text:p>
      <text:p text:style-name="P2"/>
      <text:p text:style-name="P2">- Statistique ( Combien de fois en 1 an, 1 mois etc.)</text:p>
      <text:p text:style-name="P2">- Caractéristiques (MTBF – Mean Time Between Failure et MTTR – Mean Time To Repair)</text:p>
      <text:p text:style-name="P2">- Hypothèse</text:p>
      <text:p text:style-name="P2"/>
      <text:p text:style-name="P2">Déterminer les conséquences et l’importances des problèmes.</text:p>
      <text:p text:style-name="P2">- Dommage quantifiable : Les frais engendré ou perdus</text:p>
      <text:p text:style-name="P2">- Dommage non quantifiable : La perte de confiance, de clients (bien que ce soit quantifiable ensuite avec la baisse des chiffres de vente par exemple<text:span text:style-name="T1">). La réputation qui chute.</text:span></text:p>
      <text:p text:style-name="P2"/>
      <text:p text:style-name="P2"/>
      <text:h text:style-name="Heading_20_2" text:outline-level="2">Calibrage du risque</text:h>
      <text:p text:style-name="P3">Déteminé par le chiffre d’affaire, la taille de l’entreprise et la renommée.</text:p>
      <text:p text:style-name="P4">Permet de determiner ensuite un risque acceptable.</text:p>
      <text:p text:style-name="P4"/>
      <text:p text:style-name="P4">On cherche donc à trouver un équilibre entre le risque résiduel (le risque qui, certes est faible grâce aux mesures, mais toujours existants et le risque acceptable par la clientèle, l’entreprise etc.</text:p>
      <text:p text:style-name="P4"/>
      <text:p text:style-name="P5">Pour compenser ces risques, on peut prendre des assurances, ou faire des reserves financières, afin de faire face aux eventuels catastrophes inattendues.</text:p>
      <text:p text:style-name="P5">Par exemple, il faut savoir qu’un accident, l’ambulance ca coute 3000 chf ! Donc soit on s’assure, soit on a de l’argent en réserve pour assurer ça.</text:p>
      <text:p text:style-name="P6"><text:soft-page-break/></text:p>
      <text:p text:style-name="P6"/>
      <text:p text:style-name="P6"/>
      <text:p text:style-name="P6"/>
      <text:p text:style-name="P6"/>
      <text:p text:style-name="P6"/>
      <text:p text:style-name="P6"/>
      <text:p text:style-name="P6"/>
      <text:p text:style-name="P6"/>
      <text:p text:style-name="P2"/>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09-11T16:02:17.254133915</dc:date>
    <meta:editing-duration>PT17M1S</meta:editing-duration>
    <meta:editing-cycles>9</meta:editing-cycles>
    <meta:generator>LibreOffice/25.2.3.2$Linux_X86_64 LibreOffice_project/520$Build-2</meta:generator>
    <meta:document-statistic meta:table-count="0" meta:image-count="0" meta:object-count="0" meta:page-count="4" meta:paragraph-count="46" meta:word-count="746" meta:character-count="4520" meta:non-whitespace-character-count="3812"/>
  </office:meta>
</office:document-meta>
</file>